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7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5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Separador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15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7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>
      <style:text-properties fo:font-size="12pt"/>
    </style:style>
    <style:style style:name="ce5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T1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7" office:value-type="string" calcext:value-type="string">
              <text:p>R$</text:p>
            </table:table-cell>
            <table:table-cell table:style-name="ce40"/>
            <table:table-cell table:style-name="ce42" office:value-type="string" calcext:value-type="string">
              <text:p>PAGO</text:p>
            </table:table-cell>
            <table:table-cell table:style-name="ce37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46" office:value-type="string" calcext:value-type="string">
              <text:p>SALDO DEVEDOR</text:p>
            </table:table-cell>
            <table:table-cell table:style-name="ce48" office:value-type="string" calcext:value-type="string">
              <text:p>OBS.:</text:p>
            </table:table-cell>
            <table:table-cell table:style-name="ce51" table:number-columns-repeated="55"/>
          </table:table-row>
        </table:table-header-rows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NF 13281 - mens. 07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8-08" calcext:value-type="date">
            <text:p>08/08/2025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NF 13295 - mens. 08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9-08" calcext:value-type="date">
            <text:p>08/09/2025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9-30" calcext:value-type="date">
            <text:p>30/09/2025</text:p>
          </table:table-cell>
          <table:table-cell table:style-name="ce33" office:value-type="string" calcext:value-type="string">
            <text:p>NF 13309 - mens. 09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10-08" calcext:value-type="date">
            <text:p>08/10/2025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10-31" calcext:value-type="date">
            <text:p>31/10/2025</text:p>
          </table:table-cell>
          <table:table-cell table:style-name="ce33" office:value-type="string" calcext:value-type="string">
            <text:p>NF 13323 - mens. 10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11-07" calcext:value-type="date">
            <text:p>07/11/2025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11-30" calcext:value-type="date">
            <text:p>30/11/2025</text:p>
          </table:table-cell>
          <table:table-cell table:style-name="ce33" office:value-type="string" calcext:value-type="string">
            <text:p>NF 13337 - mens. 11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12-09" calcext:value-type="date">
            <text:p>09/12/2025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12-31" calcext:value-type="date">
            <text:p>31/12/2025</text:p>
          </table:table-cell>
          <table:table-cell table:style-name="ce33" office:value-type="string" calcext:value-type="string">
            <text:p>NF 13351 - mens. 12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6-01-09" calcext:value-type="date">
            <text:p>09/01/2026</text:p>
          </table:table-cell>
          <table:table-cell table:style-name="ce47" table:formula="of:=[.C7]-[.F7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6-01-31" calcext:value-type="date">
            <text:p>31/01/2026</text:p>
          </table:table-cell>
          <table:table-cell table:style-name="ce33" office:value-type="string" calcext:value-type="string">
            <text:p>NF 13365 - mens. 01/2026</text:p>
          </table:table-cell>
          <table:table-cell table:style-name="ce38" office:value-type="float" office:value="520" calcext:value-type="float">
            <text:p>52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20" calcext:value-type="float">
            <text:p>520,00</text:p>
          </table:table-cell>
          <table:table-cell table:style-name="ce28" office:value-type="date" office:date-value="2026-02-09" calcext:value-type="date">
            <text:p>09/02/2026</text:p>
          </table:table-cell>
          <table:table-cell table:style-name="ce47" table:formula="of:=[.C8]-[.F8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6-02-28" calcext:value-type="date">
            <text:p>28/02/2026</text:p>
          </table:table-cell>
          <table:table-cell table:style-name="ce33" office:value-type="string" calcext:value-type="string">
            <text:p>NF 13379 - mens. 02/2026</text:p>
          </table:table-cell>
          <table:table-cell table:style-name="ce38" office:value-type="float" office:value="520" calcext:value-type="float">
            <text:p>520,00</text:p>
          </table:table-cell>
          <table:table-cell table:style-name="ce41"/>
          <table:table-cell table:style-name="ce43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8"/>
          <table:table-cell table:style-name="ce47" table:formula="of:=[.C9]-[.F9]" office:value-type="float" office:value="520" calcext:value-type="float">
            <text:p>520,00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9" office:value-type="string" calcext:value-type="string">
            <text:p>Obs.: ao fazer seus pagamentos, por gentileza efetue os depósitos</text:p>
          </table:table-cell>
          <table:table-cell table:style-name="ce34" table:number-columns-repeated="5"/>
          <table:table-cell table:style-name="ce45" office:value-type="string" calcext:value-type="string">
            <text:p>TOTAL</text:p>
          </table:table-cell>
          <table:table-cell table:style-name="ce37" table:formula="of:=SUM([.H2:.H9])" office:value-type="float" office:value="520" calcext:value-type="float">
            <text:p>520,00</text:p>
          </table:table-cell>
          <table:table-cell table:style-name="ce48"/>
          <table:table-cell table:style-name="ce51" table:number-columns-repeated="55"/>
        </table:table-row>
        <table:table-row table:style-name="ro2">
          <table:table-cell table:style-name="ce30" office:value-type="string" calcext:value-type="string">
            <text:p><text:span text:style-name="T1">em nome de </text:span><text:span text:style-name="T2">MINISTER SERVIÇOS CONTÁBEIS</text:span><text:span text:style-name="T3">, c/c 8034-9, agência 0825-7.</text:span></text:p>
          </table:table-cell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/>
          <table:table-cell table:style-name="ce35"/>
          <table:table-cell table:style-name="ce39" table:number-columns-repeated="2"/>
          <table:table-cell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 table:style-name="ce30"/>
          <table:table-cell table:style-name="ce35"/>
          <table:table-cell table:style-name="ce39" table:number-columns-repeated="2"/>
          <table:table-cell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 table:style-name="ce31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 table:number-rows-repeated="31962">
          <table:table-cell table:style-name="ce31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8" number:min-decimal-places="0" number:decimal-replacement="" number:min-integer-digits="1" number:grouping="true"/>
      <number:text>"</number:text>
    </number:number-style>
    <number:currency-style style:name="N124">
      <number:text>(</number:text>
      <number:currency-symbol/>
      <number:text>\,)</number:text>
      <style:map style:condition="value()&gt;=0" style:apply-style-name="N124P0"/>
    </number:currency-style>
    <number:number-style style:name="N125P0" style:volatile="true">
      <number:text>R$""""""""""""""""</number:text>
      <number:number number:decimal-places="2" number:min-decimal-places="2" number:min-integer-digits="1" number:grouping="true"/>
    </number:number-style>
    <number:number-style style:name="N12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</number:text>
      <number:number number:decimal-places="0" number:min-decimal-places="0" number:min-integer-digits="0"/>
      <number:text>"</number:text>
    </number:number-style>
    <number:currency-style style:name="N12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7P0"/>
    </number:currency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min-integer-digits="1"/>
    </number:number-style>
    <number:number-style style:name="N138P1" style:volatile="true">
      <number:number number:min-integer-digits="1"/>
    </number:number-style>
    <number:number-style style:name="N138">
      <number:text>- DM""""""""""""""""""""""""""""""""""""""""""""""""""</number:text>
      <style:map style:condition="value()&gt;0" style:apply-style-name="N138P0"/>
      <style:map style:condition="value()&lt;0" style:apply-style-name="N138P1"/>
    </number:number-style>
    <number:number-style style:name="N14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1">
      <number:text>R$-""""""""""""""""""""""""""""""""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date-style style:name="N149">
      <number:month number:style="long"/>
      <number:text>/</number:text>
      <number:year number:style="long"/>
    </number:date-style>
    <number:number-style style:name="N151P0" style:volatile="true">
      <number:number number:decimal-places="2" number:min-decimal-places="2" number:min-integer-digits="1" number:grouping="true"/>
    </number:number-style>
    <number:number-style style:name="N15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1">
      <number:text>-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0" number:min-decimal-places="0" number:min-integer-digits="1" number:grouping="true"/>
    </number:number-style>
    <number:number-style style:name="N15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3">
      <number:text>-</number:text>
      <style:map style:condition="value()&gt;0" style:apply-style-name="N153P0"/>
      <style:map style:condition="value()&lt;0" style:apply-style-name="N153P1"/>
    </number:number-style>
    <number:number-style style:name="N156P0" style:volatile="true">
      <number:text>R$""""""""""""""""""""""""""""""""""""""""""""""""""</number:text>
    </number:number-style>
    <number:number-style style:name="N156P1" style:volatile="true">
      <number:text>R$(""""""""""""""""""""""""""""""""""""""""""""""""""</number:text>
    </number:number-style>
    <number:number-style style:name="N156">
      <number:text>R$-"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text>R$""""""""""""""""""""""""""""""""""""""""""""""""""</number:text>
    </number:number-style>
    <number:number-style style:name="N157">
      <style:text-properties fo:color="#ff0000"/>
      <number:text>(R$""""""""""""""""""""""""""""""""""""""""""""""""""</number:text>
      <style:map style:condition="value()&gt;=0" style:apply-style-name="N157P0"/>
    </number:number-style>
    <number:number-style style:name="N158P0" style:volatile="true">
      <number:text>R$""""""""""""""""""""""""""""""""""""""""""""""""""</number:text>
    </number:number-style>
    <number:number-style style:name="N158">
      <number:text>(R$""""""""""""""""""""""""""""""""""""""""""""""""""</number:text>
      <style:map style:condition="value()&gt;=0" style:apply-style-name="N158P0"/>
    </number:number-style>
    <number:number-style style:name="N15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60">
      <number:minutes number:style="long"/>
      <number:text>:</number:text>
      <number:seconds number:style="long"/>
      <number:text>,</number:text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/>
    </number:time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9">
      <number:hours/>
      <number:text>:</number:text>
      <number:minutes number:style="long"/>
      <number:text> </number:text>
      <number:am-pm/>
    </number:time-style>
    <number:date-style style:name="N170">
      <number:month number:textual="true"/>
      <number:text> </number:text>
      <number:year/>
    </number:date-style>
    <number:date-style style:name="N171">
      <number:day number:style="long"/>
      <number:text>. </number:text>
      <number:month number:textual="true"/>
    </number:date-style>
    <number:date-style style:name="N172">
      <number:day number:style="long"/>
      <number:text>. </number:text>
      <number:month number:textual="true"/>
      <number:text> </number:text>
      <number:year/>
    </number:date-style>
    <number:date-style style:name="N173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fo:font-size="12pt"/>
    </style:style>
    <style:style style:name="MT8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3:11.211111657">00:00:00</text:time></text:span><text:span text:style-name="MT2"><text:s/></text:span></text:p>
        </style:region-center>
        <style:region-right>
          <text:p><text:span text:style-name="MT4">Tech System Sol. Informática Ltda. - ME</text:span></text:p>
          <text:p><text:span text:style-name="MT4"/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6-03-02">00/00/0000</text:date></text:span><text:span text:style-name="MT6"><text:s/>- </text:span><text:span text:style-name="MT6"><text:time style:data-style-name="N2" text:time-value="11:13:11.212428582">00:00:00</text:time></text:span><text:span text:style-name="MT6"><text:s/></text:span></text:p>
        </style:region-center>
        <style:region-right>
          <text:p><text:span text:style-name="MT3">Tech System Sol. Informática Ltda. - ME</text:span></text:p>
          <text:p><text:span text:style-name="MT3"/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Tech System Soluções em Informática Ltda. - ME</text:span></text:p>
          <text:p>rickrhn@terra.com.br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Tech System Soluções em Informática Ltda. - ME</text:span></text:p>
          <text:p><text:span text:style-name="MT9">rickrhn@terra.com.br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3:11.21577612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</meta:creation-date>
    <dc:date>2026-03-02T11:13:11.538960982</dc:date>
    <dc:language>pt-PT</dc:language>
    <meta:editing-cycles>699</meta:editing-cycles>
    <meta:editing-duration>PT21H12M57S</meta:editing-duration>
    <meta:document-statistic meta:table-count="1" meta:cell-count="74" meta:object-count="0"/>
    <meta:user-defined meta:name="Info 0"/>
    <meta:user-defined meta:name="Info 1"/>
    <meta:user-defined meta:name="Info 2"/>
    <meta:user-defined meta:name="Info 3"/>
  </office:meta>
</office:document-meta>
</file>